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1b61da" officeooo:paragraph-rsid="001b61da"/>
    </style:style>
    <style:style style:name="P2" style:family="paragraph" style:parent-style-name="Text_20_body" style:list-style-name="L1">
      <style:text-properties officeooo:rsid="001b61da" officeooo:paragraph-rsid="001b61da"/>
    </style:style>
    <style:style style:name="P3" style:family="paragraph" style:parent-style-name="Text_20_body" style:list-style-name="L1">
      <style:text-properties officeooo:paragraph-rsid="001b61da"/>
    </style:style>
    <style:style style:name="P4" style:family="paragraph" style:parent-style-name="Text_20_body" style:list-style-name="L3">
      <style:text-properties officeooo:paragraph-rsid="001b61da"/>
    </style:style>
    <style:style style:name="P5" style:family="paragraph" style:parent-style-name="Text_20_body" style:list-style-name="L4">
      <style:text-properties officeooo:paragraph-rsid="001bad64"/>
    </style:style>
    <style:style style:name="P6" style:family="paragraph" style:parent-style-name="Text_20_body">
      <style:text-properties officeooo:rsid="001c06ee" officeooo:paragraph-rsid="001c06ee"/>
    </style:style>
    <style:style style:name="P7" style:family="paragraph" style:parent-style-name="Text_20_body" style:list-style-name="L5">
      <style:text-properties officeooo:paragraph-rsid="001c06ee"/>
    </style:style>
    <style:style style:name="P8" style:family="paragraph" style:parent-style-name="Text_20_body" style:list-style-name="L6">
      <style:text-properties officeooo:paragraph-rsid="001c06ee"/>
    </style:style>
    <style:style style:name="P9" style:family="paragraph" style:parent-style-name="Text_20_body">
      <style:text-properties officeooo:rsid="001c3bee" officeooo:paragraph-rsid="001c3bee"/>
    </style:style>
    <style:style style:name="P10" style:family="paragraph" style:parent-style-name="Text_20_body">
      <style:text-properties officeooo:paragraph-rsid="001c3bee"/>
    </style:style>
    <style:style style:name="P11" style:family="paragraph" style:parent-style-name="Text_20_body" style:list-style-name="L7">
      <style:text-properties officeooo:paragraph-rsid="001c3bee"/>
    </style:style>
    <style:style style:name="P12" style:family="paragraph" style:parent-style-name="Text_20_body" style:list-style-name="L8">
      <style:text-properties officeooo:paragraph-rsid="001c3bee"/>
    </style:style>
    <style:style style:name="P13" style:family="paragraph" style:parent-style-name="Text_20_body" style:list-style-name="L9">
      <style:text-properties officeooo:paragraph-rsid="001c3bee"/>
    </style:style>
    <style:style style:name="P14" style:family="paragraph" style:parent-style-name="Title">
      <style:text-properties officeooo:rsid="001b61da" officeooo:paragraph-rsid="001b61da"/>
    </style:style>
    <style:style style:name="P15" style:family="paragraph" style:parent-style-name="Title">
      <style:text-properties officeooo:paragraph-rsid="001b61da"/>
    </style:style>
    <style:style style:name="P16" style:family="paragraph" style:parent-style-name="Title">
      <style:text-properties officeooo:rsid="001bad64" officeooo:paragraph-rsid="001bad64"/>
    </style:style>
    <style:style style:name="P17" style:family="paragraph" style:parent-style-name="Title">
      <style:text-properties officeooo:rsid="001c06ee" officeooo:paragraph-rsid="001c06ee"/>
    </style:style>
    <style:style style:name="P18" style:family="paragraph" style:parent-style-name="Title">
      <style:text-properties officeooo:rsid="001c3bee" officeooo:paragraph-rsid="001c3bee"/>
    </style:style>
    <style:style style:name="T1" style:family="text">
      <style:text-properties officeooo:rsid="001b61da"/>
    </style:style>
    <style:style style:name="T2" style:family="text">
      <style:text-properties officeooo:rsid="001bad64"/>
    </style:style>
    <style:style style:name="T3" style:family="text">
      <style:text-properties officeooo:rsid="001c06ee"/>
    </style:style>
    <style:style style:name="T4" style:family="text">
      <style:text-properties officeooo:rsid="001c3be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text:span text:style-name="T1">Es 4 p. 120</text:span></text:p>
      <text:p text:style-name="Standard">A</text:p>
      <text:list xml:id="list2420658192" text:style-name="L1">
        <text:list-item>
          <text:p text:style-name="P3"><text:span text:style-name="T1">Perhaps if I had gone to art school, I would know whether I’m looking at masterpiece or a piece of junk.</text:span></text:p>
        </text:list-item>
        <text:list-item>
          <text:p text:style-name="P2">Because if the police knew who he was, they would have arrested him for vandalism ages ago.</text:p>
        </text:list-item>
      </text:list>
      <text:p text:style-name="P1"><text:tab/></text:p>
      <text:p text:style-name="P1">B</text:p>
      <text:p text:style-name="P1">a) if clause</text:p>
      <text:p text:style-name="P1">b) -ing form</text:p>
      <text:p text:style-name="P1">c) have</text:p>
      <text:p text:style-name="P14">Es 5</text:p>
      <text:list xml:id="list1756203579" text:style-name="L3">
        <text:list-item>
          <text:p text:style-name="P4"><text:span text:style-name="T1">If I hadn’t put up posters in my room, it would look boring now.</text:span></text:p>
        </text:list-item>
        <text:list-item>
          <text:p text:style-name="P4"><text:span text:style-name="T1">If I wanted to be a professional painter, I would study art.</text:span></text:p>
        </text:list-item>
        <text:list-item>
          <text:p text:style-name="P4"><text:span text:style-name="T1">If you had taken me to the fashion show, I would have known what the new styles are for autumn.</text:span></text:p>
        </text:list-item>
        <text:list-item>
          <text:p text:style-name="P4"><text:span text:style-name="T1">You wouldn’t be so exhausted now if you had gone to bed at a reasonable time last night.</text:span></text:p>
        </text:list-item>
        <text:list-item>
          <text:p text:style-name="P4"><text:span text:style-name="T1">If my parents hadn’t met at university, I wouldn’t be alive today.</text:span></text:p>
        </text:list-item>
      </text:list>
      <text:p text:style-name="P16">Es 6</text:p>
      <text:list xml:id="list3914636237" text:style-name="L4">
        <text:list-item>
          <text:p text:style-name="P5"><text:span text:style-name="T2">If I liked those shoes, I wouldn't need to buy them.</text:span></text:p>
        </text:list-item>
        <text:list-item>
          <text:p text:style-name="P5"><text:span text:style-name="T2">We wouldn't be in traffic now if you had hurried.</text:span></text:p>
        </text:list-item>
        <text:list-item>
          <text:p text:style-name="P5"><text:span text:style-name="T2">If I had been born in England, I wouldn't need to study English now.</text:span></text:p>
        </text:list-item>
        <text:list-item>
          <text:p text:style-name="P5"><text:span text:style-name="T2">If he had more money, he would have gone to the festival yesterday.</text:span></text:p>
        </text:list-item>
      </text:list>
      <text:p text:style-name="P17">Es 7</text:p>
      <text:list xml:id="list2683512763" text:style-name="L5">
        <text:list-item>
          <text:p text:style-name="P7"><text:span text:style-name="T3">I'd be happier now if I had pursued my passion for art instead of choosing a more practical career.</text:span></text:p>
        </text:list-item>
        <text:list-item>
          <text:p text:style-name="P7"><text:span text:style-name="T3">If I hadn't found a part-time job, I might not have been able to afford my studies.</text:span></text:p>
        </text:list-item>
        <text:list-item>
          <text:p text:style-name="P7"><text:span text:style-name="T3">If I hadn't lost my grandmother's necklace, I would still have that precious keepsake.</text:span></text:p>
        </text:list-item>
        <text:list-item>
          <text:p text:style-name="P7"><text:span text:style-name="T3">I wouldn't feel so disappointed if I had managed to meet my deadline for that important project.</text:span></text:p>
        </text:list-item>
        <text:list-item>
          <text:p text:style-name="P7"><text:soft-page-break/><text:span text:style-name="T3">If I could buy an expensive painting, I would choose a masterpiece by my favorite artist.</text:span></text:p>
        </text:list-item>
      </text:list>
      <text:p text:style-name="P17">Es 8</text:p>
      <text:list xml:id="list3697437558" text:style-name="L6">
        <text:list-item>
          <text:p text:style-name="P8"><text:span text:style-name="T3">masterpiece - a piece of art of the highest quality</text:span></text:p>
        </text:list-item>
        <text:list-item>
          <text:p text:style-name="P8"><text:span text:style-name="T3">abstract - art that doesn’t represent people or things in a realistic way</text:span></text:p>
        </text:list-item>
        <text:list-item>
          <text:p text:style-name="P8"><text:span text:style-name="T3">realism - a type of art where the representation is true to life</text:span></text:p>
        </text:list-item>
        <text:list-item>
          <text:p text:style-name="P8"><text:span text:style-name="T3">landscape - a work of art that represents a view of natural scenery</text:span></text:p>
        </text:list-item>
        <text:list-item>
          <text:p text:style-name="P8"><text:span text:style-name="T3">exhibition - a collection of works of art or other items on show to the public</text:span></text:p>
        </text:list-item>
        <text:list-item>
          <text:p text:style-name="P8"><text:span text:style-name="T3">collector - someone who buys works of art to keep or to lend to a museum</text:span></text:p>
        </text:list-item>
        <text:list-item>
          <text:p text:style-name="P8"><text:span text:style-name="T3">sketch - a very quick drawing</text:span></text:p>
        </text:list-item>
        <text:list-item>
          <text:p text:style-name="P8"><text:span text:style-name="T3">movement - a group of artists who share similar ideas or have a similar style</text:span></text:p>
        </text:list-item>
        <text:list-item>
          <text:p text:style-name="P8"><text:span text:style-name="T3">technique - a particular way of doing something which shows skill</text:span></text:p>
        </text:list-item>
        <text:list-item>
          <text:p text:style-name="P8"><text:span text:style-name="T3">portrait - a painting or drawing of a person</text:span></text:p>
        </text:list-item>
        <text:list-item>
          <text:p text:style-name="P8"><text:span text:style-name="T3">still life - a painting or drawing of objects, such as fruit and flowers</text:span></text:p>
        </text:list-item>
      </text:list>
      <text:p text:style-name="P17">Es 9</text:p>
      <text:p text:style-name="P6">Masters of Light</text:p>
      <text:p text:style-name="P6">What do artists such as Manet, Monet, Renoir, Cezanne, and Matisse have in common? They were all part of an art movement known as impressionism. It began in Paris in the mid-19th century, when a small group of artists developed a technique using short, thick brushstrokes to create an impression of things such as movement or change of light. This contrasted with realism, which aimed to show how things really were in life. The Impressionists were attacked by many conventional art critics, who said the works seemed unfinished, like a sketch. The artists reacted by putting on a number of their own exhibitions and inviting the public to attend. Impressionist artists soon gained acceptance and their works began to be regarded as masterpieces. Today, major art galleries and private collectors are willing to pay millions to own paintings by members of the group.</text:p>
      <text:p text:style-name="P18">Es 10</text:p>
      <text:p text:style-name="P9">Verbs:</text:p>
      <text:list xml:id="list3872650329" text:style-name="L7">
        <text:list-item>
          <text:p text:style-name="P11"><text:span text:style-name="T4">illustrate</text:span></text:p>
        </text:list-item>
        <text:list-item>
          <text:p text:style-name="P11"><text:span text:style-name="T4">look like</text:span></text:p>
        </text:list-item>
        <text:list-item>
          <text:p text:style-name="P11"><text:span text:style-name="T4">show</text:span></text:p>
        </text:list-item>
        <text:list-item>
          <text:p text:style-name="P11"><text:span text:style-name="T4">remind (me) of</text:span></text:p>
        </text:list-item>
      </text:list>
      <text:p text:style-name="P10"><text:soft-page-break/><text:span text:style-name="T4">Nouns:</text:span></text:p>
      <text:list xml:id="list1885420117" text:style-name="L8">
        <text:list-item>
          <text:p text:style-name="P12"><text:span text:style-name="T4">background</text:span></text:p>
        </text:list-item>
        <text:list-item>
          <text:p text:style-name="P12"><text:span text:style-name="T4">figure</text:span></text:p>
        </text:list-item>
        <text:list-item>
          <text:p text:style-name="P12"><text:span text:style-name="T4">detail</text:span></text:p>
        </text:list-item>
        <text:list-item>
          <text:p text:style-name="P12"><text:span text:style-name="T4">foreground</text:span></text:p>
        </text:list-item>
        <text:list-item>
          <text:p text:style-name="P12"><text:span text:style-name="T4">scene</text:span></text:p>
        </text:list-item>
      </text:list>
      <text:p text:style-name="P9">Adjectives:</text:p>
      <text:list xml:id="list132594205" text:style-name="L9">
        <text:list-item>
          <text:p text:style-name="P13"><text:span text:style-name="T4">abstract</text:span></text:p>
        </text:list-item>
        <text:list-item>
          <text:p text:style-name="P13"><text:span text:style-name="T4">vibrant</text:span></text:p>
        </text:list-item>
        <text:list-item>
          <text:p text:style-name="P13"><text:span text:style-name="T4">realistic</text:span></text:p>
        </text:list-item>
        <text:list-item>
          <text:p text:style-name="P13"><text:span text:style-name="T4">stylized</text:span></text:p>
        </text:list-item>
        <text:list-item>
          <text:p text:style-name="P13"><text:span text:style-name="T4">surreal</text:span></text:p>
        </text:list-item>
        <text:list-item>
          <text:p text:style-name="P13"><text:span text:style-name="T4">warm</text:span></text:p>
        </text:list-item>
        <text:list-item>
          <text:p text:style-name="P13"><text:span text:style-name="T4">dark</text:span></text:p>
        </text:list-item>
        <text:list-item>
          <text:p text:style-name="P13"><text:span text:style-name="T4">lightness</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20T08:24:12.947478139</meta:creation-date>
    <dc:date>2024-04-20T08:35:57.113729790</dc:date>
    <meta:editing-duration>PT11M42S</meta:editing-duration>
    <meta:editing-cycles>4</meta:editing-cycles>
    <meta:generator>LibreOffice/7.3.7.2$Linux_X86_64 LibreOffice_project/30$Build-2</meta:generator>
    <meta:document-statistic meta:table-count="0" meta:image-count="0" meta:object-count="0" meta:page-count="3" meta:paragraph-count="62" meta:word-count="620" meta:character-count="3127" meta:non-whitespace-character-count="2611"/>
  </office:meta>
</office:document-meta>
</file>